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Ubuntu3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Ubuntu4" fo:font-size="10.5pt" style:font-size-asian="10.5pt" style:font-size-complex="10.5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Footer">
      <style:text-properties style:font-name="Bitstream Vera Sans" fo:font-size="10pt" style:font-size-asian="10pt" style:font-size-complex="10pt"/>
    </style:style>
    <style:style style:name="P4" style:family="paragraph" style:parent-style-name="Standard">
      <style:text-properties fo:color="#000000" style:text-line-through-style="none" style:font-name="Ubuntu4" fo:font-size="10.5pt" fo:language="nl" fo:country="NL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style:text-line-through-style="none" style:font-name="Ubuntu4" fo:font-size="10.5pt" fo:language="nl" fo:country="NL" fo:font-weight="normal" fo:background-color="transparent" style:font-size-asian="10.5pt" style:language-asian="nl" style:country-asian="NL" style:font-weight-asian="normal" style:font-size-complex="10.5pt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b1427"/>
    </style:style>
    <style:style style:name="P11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Bitstream Vera Sans" fo:font-size="10pt" fo:language="nl" fo:country="NL" style:font-size-asian="10pt" style:language-asian="nl" style:country-asian="NL" style:font-name-complex="Bitstream Vera Sans" style:font-size-complex="10pt"/>
    </style:style>
    <style:style style:name="P12" style:family="paragraph" style:parent-style-name="Standard">
      <style:paragraph-properties fo:break-before="page"/>
      <style:text-properties fo:color="#000000" style:text-line-through-style="none" style:font-name="Ubuntu4" fo:font-size="10.5pt" fo:language="nl" fo:country="NL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P1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1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4" fo:font-size="10.5pt" fo:language="nl" fo:country="NL" fo:font-style="normal" style:text-underline-style="none" fo:font-weight="normal" officeooo:paragraph-rsid="0020246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/>
    </style:style>
    <style:style style:name="P1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fo:font-style="normal" style:text-underline-style="solid" style:text-underline-width="auto" style:text-underline-color="font-color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fo:language="nl" fo:country="NL" style:font-size-asian="10.5pt" style:language-asian="nl" style:country-asian="NL" style:font-name-complex="Bitstream Vera Sans" style:font-size-complex="10.5pt"/>
    </style:style>
    <style:style style:name="P2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pt" fo:language="nl" fo:country="NL" style:font-size-asian="10pt" style:language-asian="nl" style:country-asian="NL" style:font-name-complex="Bitstream Vera Sans" style:font-size-complex="10pt"/>
    </style:style>
    <style:style style:name="P2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style:font-size-asian="10pt" style:language-asian="nl" style:country-asian="NL" style:font-name-complex="Bitstream Vera Sans" style:font-size-complex="10pt"/>
    </style:style>
    <style:style style:name="P2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21d361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267507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02f51a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background-color="transparent" style:font-size-asian="10pt" style:language-asian="nl" style:country-asian="NL" style:font-style-asian="normal" style:font-name-complex="Bitstream Vera Sans" style:font-size-complex="10pt" style:font-style-complex="normal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style:font-size-asian="10pt" style:language-asian="nl" style:country-asian="NL" style:font-name-complex="Bitstream Vera Sans" style:font-size-complex="10pt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Bitstream Vera Sans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officeooo:paragraph-rsid="0027efde"/>
    </style:style>
    <style:style style:name="P36" style:family="paragraph" style:parent-style-name="Standard" style:list-style-name="L1">
      <style:text-properties fo:color="#000000" style:font-name="Bitstream Vera Sans" fo:font-size="10pt" fo:language="nl" fo:country="NL" style:font-size-asian="10pt" style:language-asian="nl" style:country-asian="NL" style:font-name-complex="Bitstream Vera Sans" style:font-size-complex="10pt"/>
    </style:style>
    <style:style style:name="P37" style:family="paragraph" style:parent-style-name="Standard" style:list-style-name="L1">
      <style:text-properties fo:color="#000000" style:font-name="Bitstream Vera Sans" fo:font-size="10pt" fo:language="nl" fo:country="NL" officeooo:paragraph-rsid="00202461" style:font-size-asian="10pt" style:language-asian="nl" style:country-asian="NL" style:font-name-complex="Bitstream Vera Sans" style:font-size-complex="10pt"/>
    </style:style>
    <style:style style:name="P38" style:family="paragraph" style:parent-style-name="Standard" style:list-style-name="L1">
      <style:text-properties fo:color="#000000" style:font-name="Bitstream Vera Sans" fo:font-size="10pt" fo:language="nl" fo:country="NL" fo:font-style="normal" style:font-size-asian="10pt" style:language-asian="nl" style:country-asian="NL" style:font-style-asian="normal" style:font-name-complex="Bitstream Vera Sans" style:font-size-complex="10pt" style:font-style-complex="normal"/>
    </style:style>
    <style:style style:name="P39" style:family="paragraph" style:parent-style-name="Standard" style:list-style-name="L1">
      <style:text-properties fo:color="#000000" style:font-name="Bitstream Vera Sans" fo:font-size="10pt" style:font-size-asian="10pt" style:font-name-complex="Bitstream Vera Sans" style:font-size-complex="10pt"/>
    </style:style>
    <style:style style:name="P40" style:family="paragraph" style:parent-style-name="Standard" style:list-style-name="L1">
      <style:text-properties fo:color="#000000" style:font-name="Bitstream Vera Sans" fo:language="nl" fo:country="NL" style:language-asian="nl" style:country-asian="NL"/>
    </style:style>
    <style:style style:name="P41" style:family="paragraph" style:parent-style-name="Standard" style:list-style-name="L1">
      <style:text-properties fo:color="#000000" style:font-name="Bitstream Vera Sans"/>
    </style:style>
    <style:style style:name="P42" style:family="paragraph" style:parent-style-name="Standard" style:list-style-name="L1">
      <style:text-properties fo:color="#000000" style:font-name="Ubuntu4" fo:font-size="10.5pt" style:font-size-asian="10.5pt" style:font-name-complex="Bitstream Vera Sans" style:font-size-complex="10.5pt"/>
    </style:style>
    <style:style style:name="P43" style:family="paragraph" style:parent-style-name="Standard" style:list-style-name="L1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4" style:family="paragraph" style:parent-style-name="Standard" style:list-style-name="L1">
      <style:text-properties fo:color="#000000"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P45" style:family="paragraph" style:parent-style-name="Standard" style:list-style-name="L1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6" style:family="paragraph" style:parent-style-name="Standard" style:list-style-name="L1">
      <style:text-properties fo:color="#000000" style:font-name="Ubuntu4" fo:font-size="10.5pt" fo:language="nl" fo:country="NL" style:font-size-asian="10.5pt" style:language-asian="nl" style:country-asian="NL" style:font-name-complex="Bitstream Vera Sans" style:font-size-complex="10.5pt"/>
    </style:style>
    <style:style style:name="P47" style:family="paragraph" style:parent-style-name="Standard" style:list-style-name="L1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P48" style:family="paragraph" style:parent-style-name="Standard" style:list-style-name="L1">
      <style:text-properties fo:color="#000000" style:font-name="Ubuntu4" fo:font-size="10.5pt" fo:language="en" fo:country="US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P49" style:family="paragraph" style:parent-style-name="Standard" style:list-style-name="L1">
      <style:text-properties fo:color="#000000" style:font-name="Ubuntu4"/>
    </style:style>
    <style:style style:name="P50" style:family="paragraph" style:parent-style-name="Standard" style:list-style-name="L1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51" style:family="paragraph" style:parent-style-name="Standard" style:list-style-name="L1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52" style:family="paragraph" style:parent-style-name="Standard" style:list-style-name="L1">
      <style:text-properties fo:color="#000000" style:text-line-through-style="none" style:font-name="Bitstream Vera Sans" fo:language="nl" fo:country="NL" fo:font-weight="normal" fo:background-color="transparent" style:language-asian="nl" style:country-asian="NL" style:font-weight-asian="normal" style:font-weight-complex="normal"/>
    </style:style>
    <style:style style:name="P53" style:family="paragraph" style:parent-style-name="Standard" style:list-style-name="L1">
      <style:text-properties style:use-window-font-color="true" style:font-name="Bitstream Vera Sans" fo:font-size="10pt" style:font-size-asian="10pt" style:font-name-complex="Bitstream Vera Sans" style:font-size-complex="10pt"/>
    </style:style>
    <style:style style:name="P54" style:family="paragraph" style:parent-style-name="Standard" style:list-style-name="L1">
      <style:text-properties style:use-window-font-color="true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 style:list-style-name="L1">
      <style:text-properties style:font-name="Bitstream Vera Sans"/>
    </style:style>
    <style:style style:name="P56" style:family="paragraph" style:parent-style-name="Standard" style:list-style-name="L1">
      <style:text-properties style:font-name="Bitstream Vera Sans" officeooo:paragraph-rsid="0028a8f5"/>
    </style:style>
    <style:style style:name="P57" style:family="paragraph" style:parent-style-name="Standard" style:list-style-name="L2"/>
    <style:style style:name="P58" style:family="paragraph" style:parent-style-name="Standard" style:list-style-name="L1">
      <style:text-properties fo:font-style="normal" style:font-style-asian="normal" style:font-style-complex="normal"/>
    </style:style>
    <style:style style:name="P59" style:family="paragraph" style:parent-style-name="Standard" style:list-style-name="L1">
      <style:paragraph-properties fo:break-before="page"/>
      <style:text-properties fo:color="#000000" style:font-name="Ubuntu4" fo:font-size="10.5pt" style:font-size-asian="10.5pt" style:font-name-complex="Bitstream Vera Sans" style:font-size-complex="10.5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3" style:family="text">
      <style:text-properties fo:language="nl" fo:country="NL" style:font-size-asian="10.5pt" style:language-asian="nl" style:country-asian="NL" style:font-name-complex="Bitstream Vera Sans" style:font-size-complex="10.5pt"/>
    </style:style>
    <style:style style:name="T4" style:family="text">
      <style:text-properties fo:language="nl" fo:country="NL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" style:family="text">
      <style:text-properties fo:language="nl" fo:country="NL" fo:font-style="normal" style:text-underline-style="none" fo:font-weight="normal" fo:background-color="transparent" style:font-name-asian="Times New Roman" style:language-asian="nl" style:country-asian="NL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underline-style="none" style:font-size-asian="10.5pt" style:font-size-complex="10.5pt"/>
    </style:style>
    <style:style style:name="T9" style:family="text">
      <style:text-properties style:text-line-through-style="none" style:text-underline-style="none" fo:font-weight="normal" fo:background-color="transparent" style:font-name-asian="DejaVu Sans1" style:font-size-asian="10.5pt" style:font-weight-asian="normal" style:font-name-complex="Bitstream Vera Sans" style:font-size-complex="10.5pt" style:font-weight-complex="normal"/>
    </style:style>
    <style:style style:name="T10" style:family="text">
      <style:text-properties style:text-line-through-style="none" style:text-underline-style="none" fo:background-color="transparent" style:font-name-asian="DejaVu Sans1" style:font-size-asian="10.5pt" style:font-style-asian="normal" style:font-weight-asian="normal" style:font-name-complex="Bitstream Vera Sans" style:font-size-complex="10.5pt" style:font-style-complex="normal" style:font-weight-complex="normal"/>
    </style:style>
    <style:style style:name="T11" style:family="text">
      <style:text-properties style:text-line-through-style="none" style:text-underline-style="none" officeooo:rsid="002d945d"/>
    </style:style>
    <style:style style:name="T12" style:family="text">
      <style:text-properties style:text-line-through-style="none" style:font-name="Ubuntu4" fo:font-size="10.5pt" style:text-underline-style="none" style:font-size-asian="10.5pt" style:font-size-complex="10.5pt"/>
    </style:style>
    <style:style style:name="T13" style:family="text">
      <style:text-properties style:text-line-through-style="none" style:font-name="Ubuntu4" fo:font-size="10.5pt" fo:language="nl" fo:country="NL" fo:font-style="normal" style:text-underline-style="none" fo:background-color="transparent" style:font-name-asian="Times New Roman" style:language-asian="nl" style:country-asian="NL" style:font-style-asian="normal" style:language-complex="ar" style:country-complex="SA" style:font-style-complex="normal"/>
    </style:style>
    <style:style style:name="T14" style:family="text">
      <style:text-properties style:text-line-through-style="none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15" style:family="text">
      <style:text-properties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16" style:family="text">
      <style:text-properties style:text-line-through-style="none" style:font-name="Ubuntu4" fo:font-size="10.5pt" fo:font-style="normal" style:text-underline-style="none" fo:font-weight="normal" fo:background-color="transparent" style:font-name-asian="DejaVu Sans1" style:font-size-asian="10.5pt" style:font-style-asian="normal" style:font-weight-asian="normal" style:font-name-complex="Bitstream Vera Sans" style:font-size-complex="10.5pt" style:font-style-complex="normal" style:font-weight-complex="normal"/>
    </style:style>
    <style:style style:name="T17" style:family="text">
      <style:text-properties style:text-line-through-style="none" style:font-name="Ubuntu4" fo:font-size="10.5pt" fo:font-style="normal" style:text-underline-style="none" fo:background-color="transparent" style:font-name-asian="DejaVu Sans1" style:font-size-asian="10.5pt" style:font-style-asian="normal" style:font-name-complex="Bitstream Vera Sans" style:font-size-complex="10.5pt" style:font-style-complex="normal"/>
    </style:style>
    <style:style style:name="T18" style:family="text">
      <style:text-properties style:text-line-through-style="none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19" style:family="text">
      <style:text-properties style:text-line-through-style="none" style:font-name-asian="DejaVu Sans1"/>
    </style:style>
    <style:style style:name="T20" style:family="text">
      <style:text-properties style:text-line-through-style="none" style:font-name-asian="DejaVu Sans1" style:language-complex="ar" style:country-complex="SA"/>
    </style:style>
    <style:style style:name="T21" style:family="text">
      <style:text-properties style:text-line-through-style="none" fo:font-style="normal" style:text-underline-style="none" fo:background-color="transparent" style:font-name-asian="DejaVu Sans1" style:font-size-asian="10.5pt" style:font-style-asian="normal" style:font-name-complex="Bitstream Vera Sans" style:font-size-complex="10.5pt" style:font-style-complex="normal"/>
    </style:style>
    <style:style style:name="T22" style:family="text">
      <style:text-properties fo:color="#000000" style:text-line-through-style="none" style:font-name="Ubuntu4" fo:font-size="10.5pt" style:text-underline-style="none" style:font-size-asian="10.5pt" style:font-size-complex="10.5pt"/>
    </style:style>
    <style:style style:name="T23" style:family="text">
      <style:text-properties fo:color="#000000" style:text-line-through-style="none" style:font-name="Ubuntu4" fo:font-size="10.5pt" style:text-underline-style="none" fo:font-weight="normal" style:font-size-asian="10.5pt" style:font-weight-asian="normal" style:font-size-complex="10.5pt" style:font-weight-complex="normal"/>
    </style:style>
    <style:style style:name="T24" style:family="text">
      <style:text-properties fo:color="#000000" style:text-line-through-style="none" style:font-name="Ubuntu4" fo:font-size="10.5pt" style:text-underline-style="none" fo:font-weight="normal" officeooo:rsid="002000ba" style:font-size-asian="10.5pt" style:font-weight-asian="normal" style:font-size-complex="10.5pt" style:font-weight-complex="normal"/>
    </style:style>
    <style:style style:name="T25" style:family="text">
      <style:text-properties fo:color="#000000" style:text-line-through-style="none" style:font-name="Ubuntu4" fo:font-size="10.5pt" style:text-underline-style="none" fo:font-weight="normal" officeooo:rsid="001f4225" style:font-size-asian="10.5pt" style:font-weight-asian="normal" style:font-size-complex="10.5pt" style:font-weight-complex="normal"/>
    </style:style>
    <style:style style:name="T26" style:family="text">
      <style:text-properties fo:color="#000000" style:text-line-through-style="none" style:font-name="Ubuntu4" fo:font-size="10.5pt" style:text-underline-style="none" fo:font-weight="normal" officeooo:rsid="0030aa26" style:font-size-asian="10.5pt" style:font-weight-asian="normal" style:font-size-complex="10.5pt" style:font-weight-complex="normal"/>
    </style:style>
    <style:style style:name="T27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8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29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30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39dbeb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31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111e5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32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83945a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33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3cf762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34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383200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35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36" style:family="text">
      <style:text-properties fo:color="#000000" style:text-line-through-style="none" style:font-name="Ubuntu4" fo:font-size="10.5pt" fo:language="nl" fo:country="NL" fo:font-style="normal" style:text-underline-style="none" fo:font-weight="normal" fo:background-color="transparent" style:font-name-asian="DejaVu Sans1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style:text-line-through-style="none" style:font-name="Ubuntu4" fo:font-size="10.5pt" fo:language="nl" fo:country="NL" fo:font-style="normal" style:text-underline-style="none" fo:font-weight="normal" officeooo:rsid="00232789" fo:background-color="transparent" style:font-name-asian="DejaVu Sans1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39" style:family="text">
      <style:text-properties fo:color="#000000" style:text-line-through-style="none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40" style:family="text">
      <style:text-properties fo:color="#000000" style:text-line-through-style="none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41" style:family="text">
      <style:text-properties fo:color="#000000" style:text-line-through-style="none" style:font-name="Ubuntu4" fo:font-size="10.5pt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42" style:family="text">
      <style:text-properties fo:color="#000000" style:text-line-through-style="none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3" style:family="text">
      <style:text-properties fo:color="#000000" style:text-line-through-style="none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44" style:family="text">
      <style:text-properties fo:color="#000000" style:text-line-through-style="none" fo:language="nl" fo:country="NL" fo:font-style="normal" fo:font-weight="normal" officeooo:rsid="0039dbeb" fo:background-color="transparent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45" style:family="text">
      <style:text-properties fo:color="#000000" style:text-line-through-style="none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46" style:family="text">
      <style:text-properties fo:color="#000000" style:text-line-through-style="none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47" style:family="text">
      <style:text-properties fo:color="#000000" style:text-line-through-style="none" fo:language="nl" fo:country="NL" style:text-underline-style="none" fo:font-weight="normal" officeooo:rsid="0020ad52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48" style:family="text">
      <style:text-properties fo:color="#000000" style:text-line-through-style="none" fo:language="nl" fo:country="NL" style:text-underline-style="none" fo:font-weight="normal" officeooo:rsid="0039dbeb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49" style:family="text">
      <style:text-properties fo:color="#000000" style:text-line-through-style="none" fo:language="nl" fo:country="NL" style:text-underline-style="none" fo:font-weight="normal" officeooo:rsid="0083945a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50" style:family="text">
      <style:text-properties fo:color="#000000" style:text-line-through-style="none" fo:language="nl" fo:country="NL" style:text-underline-style="none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1" style:family="text">
      <style:text-properties fo:color="#000000" style:text-line-through-style="none" fo:language="nl" fo:country="NL" style:text-underline-style="none" fo:font-weight="normal" officeooo:rsid="00232789" fo:background-color="transparent" style:font-name-asian="DejaVu Sans1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2" style:family="text">
      <style:text-properties fo:color="#000000" style:text-line-through-style="none" fo:language="nl" fo:country="NL" fo:font-weight="normal" fo:background-color="transparent" style:font-name-asian="DejaVu Sans1" style:font-size-asian="10.5pt" style:language-asian="nl" style:country-asian="NL" style:font-weight-asian="normal" style:font-name-complex="Bitstream Vera Sans" style:font-size-complex="10.5pt" style:language-complex="ar" style:country-complex="SA" style:font-weight-complex="normal"/>
    </style:style>
    <style:style style:name="T53" style:family="text">
      <style:text-properties fo:color="#000000" style:text-line-through-style="none" style:font-name="Bitstream Vera Sans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54" style:family="text">
      <style:text-properties fo:color="#000000" style:text-line-through-style="none" style:text-underline-style="none"/>
    </style:style>
    <style:style style:name="T55" style:family="text">
      <style:text-properties fo:color="#000000" style:font-name="Ubuntu4"/>
    </style:style>
    <style:style style:name="T56" style:family="text">
      <style:text-properties fo:color="#00000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7" style:family="text">
      <style:text-properties fo:color="#000000" style:font-name="Ubuntu4" fo:font-size="10.5pt" fo:language="nl" fo:country="NL" fo:font-weight="normal" officeooo:rsid="002b1427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8" style:family="text">
      <style:text-properties fo:color="#000000" style:font-name="Ubuntu4" fo:font-size="10.5pt" fo:language="nl" fo:country="NL" fo:font-weight="normal" officeooo:rsid="002b17b2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59" style:family="text">
      <style:text-properties fo:color="#000000" style:font-name="Ubuntu4" fo:font-size="10.5pt" fo:language="nl" fo:country="NL" fo:font-weight="normal" officeooo:rsid="003343a1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60" style:family="text">
      <style:text-properties fo:color="#000000" style:font-name="Ubuntu4" fo:font-size="10.5pt" fo:language="nl" fo:country="NL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T61" style:family="text">
      <style:text-properties fo:color="#000000" style:font-name="Ubuntu4" fo:font-size="10.5pt" fo:language="nl" fo:country="NL" fo:font-weight="normal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62" style:family="text">
      <style:text-properties fo:color="#000000" style:font-name="Ubuntu4" fo:font-size="10.5pt" fo:language="nl" fo:country="NL" fo:background-color="transparent" style:font-size-asian="10.5pt" style:language-asian="nl" style:country-asian="NL" style:font-name-complex="Bitstream Vera Sans" style:font-size-complex="10.5pt"/>
    </style:style>
    <style:style style:name="T63" style:family="text">
      <style:text-properties fo:color="#000000" style:font-name="Ubuntu4" fo:font-size="10.5pt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64" style:family="text">
      <style:text-properties fo:color="#000000" style:font-name="Ubuntu4" fo:font-size="10.5pt" fo:language="nl" fo:country="NL" fo:font-style="normal" style:text-underline-style="none" fo:background-color="transparent" style:font-name-asian="DejaVu Sans1" style:font-size-asian="10.5pt" style:language-asian="nl" style:country-asian="NL" style:font-style-asian="normal" style:font-name-complex="Bitstream Vera Sans" style:font-size-complex="10.5pt" style:language-complex="ar" style:country-complex="SA" style:font-style-complex="normal"/>
    </style:style>
    <style:style style:name="T65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66" style:family="text">
      <style:text-properties fo:color="#000000" style:font-name="Ubuntu4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size-complex="10.5pt" style:language-complex="nl" style:country-complex="NL" style:font-style-complex="normal" style:font-weight-complex="normal"/>
    </style:style>
    <style:style style:name="T67" style:family="text">
      <style:text-properties fo:color="#000000" style:font-name="Ubuntu4" fo:font-size="10.5pt" fo:language="nl" fo:country="NL" fo:font-style="normal" style:text-underline-style="none" fo:font-weight="normal" fo:background-color="transparent" style:font-name-asian="DejaVu Sans1" style:font-size-asian="10.5pt" style:language-asian="nl" style:country-asian="NL" style:font-style-asian="normal" style:font-weight-asian="normal" style:font-name-complex="Bitstream Vera Sans" style:font-size-complex="10.5pt" style:language-complex="ar" style:country-complex="SA" style:font-style-complex="normal" style:font-weight-complex="normal"/>
    </style:style>
    <style:style style:name="T68" style:family="text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69" style:family="text">
      <style:text-properties fo:color="#000000"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70" style:family="text">
      <style:text-properties fo:color="#000000" style:font-name="Ubuntu4" fo:font-size="10.5pt" fo:language="nl" fo:country="NL" style:font-size-asian="10.5pt" style:language-asian="nl" style:country-asian="NL" style:font-name-complex="Bitstream Vera Sans" style:font-size-complex="10.5pt"/>
    </style:style>
    <style:style style:name="T71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72" style:family="text">
      <style:text-properties fo:color="#000000" style:font-name="Ubuntu4" fo:font-size="10.5pt" fo:language="nl" fo:country="NL" style:text-underline-style="none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T73" style:family="text">
      <style:text-properties fo:color="#000000" style:font-name="Ubuntu4" fo:font-size="10.5pt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74" style:family="text">
      <style:text-properties fo:color="#000000" style:font-name="Ubuntu4" fo:font-size="10.5pt" fo:font-weight="normal" style:font-size-asian="10.5pt" style:font-weight-asian="normal" style:font-size-complex="10.5pt" style:font-weight-complex="normal"/>
    </style:style>
    <style:style style:name="T75" style:family="text">
      <style:text-properties fo:color="#000000" style:font-name="Ubuntu4" fo:font-size="10.5pt" style:font-size-asian="10.5pt" style:font-size-complex="10.5pt"/>
    </style:style>
    <style:style style:name="T76" style:family="text">
      <style:text-properties fo:color="#000000" style:font-name="Ubuntu4" fo:font-size="10.5pt" style:font-size-asian="10.5pt" style:font-name-complex="Bitstream Vera Sans" style:font-size-complex="10.5pt"/>
    </style:style>
    <style:style style:name="T77" style:family="text">
      <style:text-properties fo:color="#000000" style:font-name="Ubuntu4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fo:color="#000000" style:font-name="Ubuntu4" fo:font-size="10.5pt" fo:font-style="normal" style:font-size-asian="10.5pt" style:font-style-asian="normal" style:font-size-complex="10.5pt" style:font-style-complex="normal"/>
    </style:style>
    <style:style style:name="T79" style:family="text">
      <style:text-properties fo:color="#000000" style:font-name="Ubuntu4" fo:font-size="10.5pt" fo:language="en" fo:country="US" style:text-underline-style="none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80" style:family="text">
      <style:text-properties fo:color="#000000" style:font-name="Ubuntu4" fo:font-size="10.5pt" fo:language="en" fo:country="US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81" style:family="text">
      <style:text-properties fo:color="#000000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82" style:family="text">
      <style:text-properties fo:color="#000000" fo:language="nl" fo:country="NL" fo:font-weight="normal" fo:background-color="transparent" style:font-size-asian="10.5pt" style:language-asian="nl" style:country-asian="NL" style:font-weight-asian="normal" style:font-size-complex="10.5pt" style:font-weight-complex="normal"/>
    </style:style>
    <style:style style:name="T83" style:family="text">
      <style:text-properties fo:color="#000000" fo:language="nl" fo:country="NL" fo:font-style="normal" fo:font-weight="normal" fo:background-color="transparent" style:font-size-asian="10.5pt" style:language-asian="nl" style:country-asian="NL" style:font-style-asian="normal" style:font-weight-asian="normal" style:font-size-complex="10.5pt" style:font-style-complex="normal" style:font-weight-complex="normal"/>
    </style:style>
    <style:style style:name="T84" style:family="text">
      <style:text-properties fo:color="#000000" fo:language="nl" fo:country="NL" fo:font-style="normal" style:text-underline-style="none" fo:background-color="transparent" style:font-size-asian="10.5pt" style:language-asian="nl" style:country-asian="NL" style:font-style-asian="normal" style:font-name-complex="Bitstream Vera Sans" style:font-size-complex="10.5pt" style:font-style-complex="normal"/>
    </style:style>
    <style:style style:name="T85" style:family="text">
      <style:text-properties fo:color="#000000" fo:language="nl" fo:country="NL" style:text-underline-style="none" fo:background-color="transparent" style:font-size-asian="10.5pt" style:language-asian="nl" style:country-asian="NL" style:font-name-complex="Bitstream Vera Sans" style:font-size-complex="10.5pt"/>
    </style:style>
    <style:style style:name="T86" style:family="text">
      <style:text-properties fo:color="#000000" style:font-size-asian="10.5pt" style:font-size-complex="10.5pt"/>
    </style:style>
    <style:style style:name="T87" style:family="text">
      <style:text-properties fo:color="#000000" fo:font-size="10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88" style:family="text">
      <style:text-properties style:font-name="Ubuntu4" fo:font-size="10.5pt" fo:language="nl" fo:country="NL" fo:font-style="normal" style:text-underline-style="none" fo:font-weight="normal" fo:background-color="transparent" style:font-name-asian="Times New Roman" style:font-size-asian="10.5pt" style:language-asian="nl" style:country-asian="NL" style:font-style-asian="normal" style:font-weight-asian="normal" style:font-size-complex="10.5pt" style:language-complex="ar" style:country-complex="SA" style:font-style-complex="normal" style:font-weight-complex="normal"/>
    </style:style>
    <style:style style:name="T89" style:family="text">
      <style:text-properties style:font-name="Ubuntu4" fo:font-size="10.5pt" fo:language="nl" fo:country="NL" fo:font-style="normal" style:text-underline-style="none" fo:background-color="transparent" style:font-name-asian="Times New Roman" style:language-asian="nl" style:country-asian="NL" style:font-style-asian="normal" style:language-complex="ar" style:country-complex="SA" style:font-style-complex="normal"/>
    </style:style>
    <style:style style:name="T90" style:family="text">
      <style:text-properties style:font-name="Ubuntu4" fo:font-size="10.5pt" fo:language="nl" fo:country="NL" fo:font-style="normal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91" style:family="text">
      <style:text-properties style:font-name="Ubuntu4" fo:font-size="10.5pt" fo:language="nl" fo:country="NL" fo:font-weight="normal" fo:background-color="transparent" style:font-name-asian="Times New Roman" style:font-size-asian="10.5pt" style:language-asian="nl" style:country-asian="NL" style:font-weight-asian="normal" style:font-size-complex="10.5pt" style:language-complex="ar" style:country-complex="SA" style:font-weight-complex="normal"/>
    </style:style>
    <style:style style:name="T92" style:family="text">
      <style:text-properties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style:style style:name="T93" style:family="text">
      <style:text-properties style:font-name="Ubuntu4" fo:font-size="10.5pt" style:font-size-asian="10.5pt" style:font-size-complex="10.5pt"/>
    </style:style>
    <style:style style:name="T94" style:family="text">
      <style:text-properties style:font-name="Ubuntu4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95" style:family="text">
      <style:text-properties style:font-name="Ubuntu4" fo:font-size="10.5pt" fo:font-style="normal" fo:background-color="transparent" style:font-size-asian="10.5pt" style:font-style-asian="normal" style:font-size-complex="10.5pt" style:font-style-complex="normal"/>
    </style:style>
    <style:style style:name="T96" style:family="text">
      <style:text-properties style:font-name="Ubuntu4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97" style:family="text">
      <style:text-properties style:font-name="Ubuntu4" fo:font-size="10.5pt" fo:font-style="normal" style:text-underline-style="none" fo:background-color="transparent" style:font-size-asian="10.5pt" style:font-style-asian="normal" style:font-size-complex="10.5pt" style:font-style-complex="normal"/>
    </style:style>
    <style:style style:name="T98" style:family="text">
      <style:text-properties style:font-name="Ubuntu4" fo:font-size="10.5pt" fo:font-style="normal" style:text-underline-style="none" style:font-name-asian="DejaVu Sans1" style:font-size-asian="10.5pt" style:font-style-asian="normal" style:font-name-complex="Bitstream Vera Sans" style:font-size-complex="10.5pt" style:font-style-complex="normal"/>
    </style:style>
    <style:style style:name="T99" style:family="text">
      <style:text-properties style:font-name="Ubuntu4" fo:font-size="10.5pt" fo:language="en" fo:country="US" style:text-underline-style="none" fo:font-weight="normal" fo:background-color="transparent" style:font-size-asian="10.5pt" style:font-weight-asian="normal" style:font-size-complex="10.5pt" style:font-weight-complex="normal"/>
    </style:style>
    <style:style style:name="T100" style:family="text">
      <style:text-properties style:font-name="Ubuntu4" fo:font-size="10.5pt" fo:language="en" fo:country="US" style:text-underline-style="none" fo:background-color="transparent" style:font-size-asian="10.5pt" style:font-size-complex="10.5pt"/>
    </style:style>
    <style:style style:name="T101" style:family="text">
      <style:text-properties style:font-name="Ubuntu4" fo:font-size="10.5pt" style:text-underline-style="none" fo:background-color="transparent" style:font-size-asian="10.5pt" style:font-size-complex="10.5pt"/>
    </style:style>
    <style:style style:name="T102" style:family="text">
      <style:text-properties style:font-size-asian="10.5pt" style:font-size-complex="10.5pt"/>
    </style:style>
    <style:style style:name="T103" style:family="text">
      <style:text-properties style:font-size-asian="10.5pt" style:font-weight-asian="normal" style:font-size-complex="10.5pt" style:font-weight-complex="normal"/>
    </style:style>
    <style:style style:name="T104" style:family="text">
      <style:text-properties style:text-underline-style="none" fo:background-color="transparent" style:font-size-asian="10.5pt" style:font-style-asian="normal" style:font-size-complex="10.5pt" style:font-style-complex="normal"/>
    </style:style>
    <style:style style:name="T105" style:family="text">
      <style:text-properties style:text-underline-style="none" style:font-name-asian="DejaVu Sans1" style:font-size-asian="10.5pt" style:font-style-asian="normal" style:font-name-complex="Bitstream Vera Sans" style:font-size-complex="10.5pt" style:font-style-complex="normal"/>
    </style:style>
    <style:style style:name="T106" style:family="text">
      <style:text-properties fo:color="#808080"/>
    </style:style>
    <style:style style:name="T107" style:family="text">
      <style:text-properties fo:color="#808080" style:font-name="Ubuntu4" fo:font-size="10.5pt" fo:language="nl" fo:country="NL" fo:font-weight="normal" fo:background-color="transparent" style:font-size-asian="10.5pt" style:language-asian="nl" style:country-asian="NL" style:font-weight-asian="normal" style:font-name-complex="Bitstream Vera Sans" style:font-size-complex="10.5pt" style:font-weight-complex="normal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 ☐ " style:num-format="1" text:display-levels="2">
        <style:list-level-properties text:space-before="0.251cm" text:min-label-width="1.499cm"/>
      </text:list-level-style-number>
      <text:list-level-style-number text:level="3" text:style-name="Numbering_20_Symbols" style:num-suffix=" ☐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2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06cm" fo:text-indent="-0.635cm" fo:margin-left="0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cm" fo:text-indent="-0.635cm" fo:margin-left="1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76cm" fo:text-indent="-0.635cm" fo:margin-left="1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cm" fo:text-indent="-0.635cm" fo:margin-left="2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46cm" fo:text-indent="-0.635cm" fo:margin-left="2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81cm" fo:text-indent="-0.635cm" fo:margin-left="3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6cm" fo:text-indent="-0.635cm" fo:margin-left="4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851cm" fo:text-indent="-0.635cm" fo:margin-left="4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486cm" fo:text-indent="-0.635cm" fo:margin-left="5.486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62">T</text:span></text:span><text:span text:style-name="Strong_20_Emphasis"><text:span text:style-name="T62">ip:</text:span></text:span><text:span text:style-name="Strong_20_Emphasis"><text:span text:style-name="T62"><text:tab/><text:tab/></text:span></text:span><text:span text:style-name="Strong_20_Emphasis"><text:span text:style-name="T56">Kijk op </text:span></text:span><text:a xlink:type="simple" xlink:href="http://www.karelzimmer.nl/"><text:span text:style-name="Internet_20_link"><text:span text:style-name="T92">karelzimmer.nl</text:span></text:span></text:a><text:span text:style-name="Strong_20_Emphasis"><text:span text:style-name="T56"> voor voor downloads, checklists, en scripts.</text:span></text:span></text:p>
      <text:p text:style-name="P9"><text:span text:style-name="Strong_20_Emphasis"><text:span text:style-name="T56"/></text:span></text:p>
      <text:p text:style-name="P10"><text:span text:style-name="Strong_20_Emphasis"><text:span text:style-name="T62">Note:<text:tab/></text:span></text:span><text:span text:style-name="Strong_20_Emphasis"><text:span text:style-name="T56"><text:tab/></text:span></text:span><text:span text:style-name="T56">Deze Checklist is bruikbaar voor de Installatie van Ubuntu 10.10 </text:span><text:span text:style-name="T69">(Maverick Meerkat)</text:span><text:span text:style-name="T56">.</text:span></text:p>
      <text:p text:style-name="P9"><text:span text:style-name="Strong_20_Emphasis"><text:span text:style-name="T62">Note:<text:tab/></text:span></text:span><text:span text:style-name="Strong_20_Emphasis"><text:span text:style-name="T56"><text:tab/></text:span></text:span><text:span text:style-name="T56">Dit is de </text:span><text:span text:style-name="Emphasis"><text:span text:style-name="T81">algemene</text:span></text:span><text:span text:style-name="T56"> “</text:span><text:span text:style-name="T59">c</text:span><text:span text:style-name="T58">ommon” </text:span><text:span text:style-name="T56">Checklist voor een </text:span><text:span text:style-name="T57">(</text:span><text:span text:style-name="T56">32-bit</text:span><text:span text:style-name="T57">)</text:span><text:span text:style-name="T56"> </text:span><text:span text:style-name="T57">netbook </text:span><text:span text:style-name="T56">computer.</text:span></text:p>
      <text:p text:style-name="P9"><text:span text:style-name="Strong_20_Emphasis"><text:span text:style-name="T62">Nopte:</text:span></text:span><text:span text:style-name="Strong_20_Emphasis"><text:span text:style-name="T56"><text:tab/></text:span></text:span><text:span text:style-name="T56">Gebruik deze Checklist </text:span><text:span text:style-name="Emphasis"><text:span text:style-name="T81">eventueel</text:span></text:span><text:span text:style-name="T56"> naast de </text:span><text:span text:style-name="Emphasis"><text:span text:style-name="T81">specifieke</text:span></text:span><text:span text:style-name="T56"> Checklist</text:span><text:span text:style-name="T56">.</text:span></text:p>
      <text:p text:style-name="P9"><text:span text:style-name="Strong_20_Emphasis"><text:span text:style-name="T56"/></text:span></text:p>
      <text:p text:style-name="P9"><text:span text:style-name="Definition"><text:span text:style-name="T4">Bootmenu-toets:</text:span></text:span><text:span text:style-name="T56"><text:tab/><text:tab/><text:tab/></text:span><text:span text:style-name="T107">________________</text:span><text:span text:style-name="T56"> </text:span><text:span text:style-name="T56">(</text:span><text:span text:style-name="T56">toets om het opstart</text:span><text:span text:style-name="T56">medium </text:span><text:span text:style-name="T56">te kiezen</text:span><text:span text:style-name="T56">, bijvoorbeeld </text:span><text:span text:style-name="T62">Esc</text:span><text:span text:style-name="T62">)</text:span></text:p>
      <text:p text:style-name="P9"><text:span text:style-name="Definition"><text:span text:style-name="T4">Setup-toets:</text:span></text:span><text:span text:style-name="T56"><text:tab/><text:tab/><text:tab/><text:tab/></text:span><text:span text:style-name="T107">________________</text:span><text:span text:style-name="T56"> </text:span><text:span text:style-name="T56">(</text:span><text:span text:style-name="T56">toets om het in het BIOS te komen, bijvooreeld </text:span><text:span text:style-name="T62">F10</text:span><text:span text:style-name="T62">)</text:span></text:p>
      <text:p text:style-name="P9"><text:span text:style-name="Definition"><text:span text:style-name="T4">Gebruiker:</text:span></text:span><text:span text:style-name="T56"><text:tab/><text:tab/><text:tab/><text:tab/><text:tab/></text:span><text:span text:style-name="T107">________________</text:span><text:span text:style-name="T56"> </text:span><text:span text:style-name="T56">(volledige naam van de gebruike</text:span><text:span text:style-name="T56">r, bijvoorbeeld Jan Stek</text:span><text:span text:style-name="T56">)</text:span></text:p>
      <text:p text:style-name="P9"><text:span text:style-name="Definition"><text:span text:style-name="T4">Gebruikersnaam:</text:span></text:span><text:span text:style-name="T56"><text:tab/><text:tab/><text:tab/></text:span><text:span text:style-name="T107">________________</text:span><text:span text:style-name="T56"> </text:span><text:span text:style-name="T56">(korte naam van de gebruike</text:span><text:span text:style-name="T56">r, bijvoorbeeld jan</text:span><text:span text:style-name="T56">)</text:span></text:p>
      <text:p text:style-name="P9"><text:span text:style-name="Definition"><text:span text:style-name="T4">Computernaam:</text:span></text:span><text:span text:style-name="T56"><text:tab/><text:tab/><text:tab/></text:span><text:span text:style-name="T107">________________</text:span><text:span text:style-name="T56"> </text:span><text:span text:style-name="T56">(naam van de computer in het netwerk, moet uniek zijn)</text:span></text:p>
      <text:p text:style-name="P7"><text:span text:style-name="Definition">Gebruikers</text:span><text:span text:style-name="Definition">afb</text:span><text:span text:style-name="Definition">eelding:</text:span><text:tab/><text:span text:style-name="T106">________________</text:span> (afbeelding naast gebruiker op het aanmeldvenster)</text:p>
      <text:p text:style-name="P7"/>
      <text:p text:style-name="P7"/>
      <text:list xml:id="list3940029950394853816" text:style-name="L1">
        <text:list-item>
          <text:p text:style-name="P14">Installatie voorbereiden.</text:p>
          <text:p text:style-name="P14"/>
          <text:list>
            <text:list-item>
              <text:p text:style-name="P21"><text:span text:style-name="T93">Aanmelden als </text:span><text:span text:style-name="Definition"><text:span text:style-name="T102">Gebruiker</text:span></text:span><text:span text:style-name="T12">.</text:span></text:p>
              <text:p text:style-name="P25"/>
            </text:list-item>
            <text:list-item>
              <text:p text:style-name="P34"><text:span text:style-name="Strong_20_Emphasis"><text:span text:style-name="T77">Start </text:span></text:span><text:span text:style-name="Strong_20_Emphasis"><text:span text:style-name="T78">Terminal</text:span></text:span><text:span text:style-name="Strong_20_Emphasis"><text:span text:style-name="T78">venster</text:span></text:span><text:span text:style-name="Strong_20_Emphasis"><text:span text:style-name="T77"> via </text:span></text:span><text:span text:style-name="Strong_20_Emphasis"><text:span text:style-name="T63">Toepassingen &gt; </text:span></text:span><text:span text:style-name="Strong_20_Emphasis"><text:span text:style-name="T78">Hulpmiddelen</text:span></text:span><text:span text:style-name="T78"> </text:span><text:span text:style-name="Strong_20_Emphasis"><text:span text:style-name="T77">om een backup te maken. </text:span></text:span></text:p>
            </text:list-item>
            <text:list-item>
              <text:p text:style-name="P26"><text:span text:style-name="T77">$ </text:span><text:span text:style-name="User_20_Entry"><text:span text:style-name="T83">cd /tmp;wget karelzimmer.nl/gs;bash gs</text:span></text:span></text:p>
            </text:list-item>
            <text:list-item>
              <text:p text:style-name="P26"><text:span text:style-name="T68">$ </text:span><text:span text:style-name="User_20_Entry"><text:span text:style-name="T83">sudo ./backup</text:span></text:span><text:span text:style-name="User_20_Entry"><text:span text:style-name="T68"><text:line-break/></text:span></text:span><text:span text:style-name="T69">Volg de aanwijzingen van het backupscript.</text:span></text:p>
              <text:p text:style-name="P14"/>
              <text:p text:style-name="P14"/>
            </text:list-item>
          </text:list>
        </text:list-item>
        <text:list-item>
          <text:p text:style-name="P26"><text:span text:style-name="T69">U</text:span><text:span text:style-name="T69">buntu</text:span><text:span text:style-name="T69"> installeren.</text:span></text:p>
          <text:p text:style-name="P14"/>
          <text:list>
            <text:list-item>
              <text:p text:style-name="P14">Start de computer op vanaf <text:span text:style-name="T7">U</text:span><text:span text:style-name="T11">buntu</text:span><text:span text:style-name="T7"> 10.10 USB-stick [1].</text:span></text:p>
              <text:p text:style-name="P29"><text:span text:style-name="T22"><text:line-break/></text:span><text:span text:style-name="T22">Bootmenu via </text:span><text:span text:style-name="Definition"><text:span text:style-name="T8">Bootmenu-toets</text:span></text:span><text:span text:style-name="T75"> (Setup via </text:span><text:span text:style-name="Definition"><text:span text:style-name="T102">Setup-toets</text:span></text:span><text:span text:style-name="T75">).<text:line-break/></text:span></text:p>
              <text:p text:style-name="P30"><text:span text:style-name="Strong_20_Emphasis"><text:span text:style-name="T23">[1] <text:tab/>Maak </text:span></text:span><text:span text:style-name="Strong_20_Emphasis"><text:span text:style-name="T24">een opstartbare </text:span></text:span><text:span text:style-name="Strong_20_Emphasis"><text:span text:style-name="T23">USB-stick aan via:</text:span></text:span><text:span text:style-name="Strong_20_Emphasis"><text:span text:style-name="T25">-<text:line-break/><text:tab/><text:tab/>-Ubuntu:</text:span></text:span><text:span text:style-name="Strong_20_Emphasis"><text:span text:style-name="T23"> <text:tab/></text:span></text:span><text:span text:style-name="Strong_20_Emphasis"><text:span text:style-name="T22">Systeem</text:span></text:span><text:span text:style-name="Strong_20_Emphasis"><text:span text:style-name="T23"> &gt; </text:span></text:span><text:span text:style-name="Strong_20_Emphasis"><text:span text:style-name="T22">Beheer</text:span></text:span><text:span text:style-name="Strong_20_Emphasis"><text:span text:style-name="T23"> &gt; </text:span></text:span><text:span text:style-name="Strong_20_Emphasis"><text:span text:style-name="T54">Opstartschijf aanmaken</text:span></text:span><text:span text:style-name="Strong_20_Emphasis"><text:span text:style-name="T23"><text:line-break/><text:tab/><text:tab/></text:span></text:span><text:span text:style-name="Strong_20_Emphasis"><text:span text:style-name="T25">-Windows:<text:tab/>Universal USB Installer (UUI)</text:span></text:span><text:span text:style-name="Strong_20_Emphasis"><text:span text:style-name="T23"><text:line-break/><text:tab/><text:tab/>Gebruik als “invoer” een U</text:span></text:span><text:span text:style-name="Strong_20_Emphasis"><text:span text:style-name="T26">buntu Netbook </text:span></text:span><text:span text:style-name="Strong_20_Emphasis"><text:span text:style-name="T23">10.10 .iso-bestand of CD, <text:line-break/><text:tab/><text:tab/>en als “uitvoer” een lege USB-stick van minimaal 1 GB, FAT32 geformatteerd.<text:line-break/></text:span></text:span></text:p>
              <text:p text:style-name="P14"/>
            </text:list-item>
            <text:list-item>
              <text:p text:style-name="P21"><text:span text:style-name="Emphasis"><text:span text:style-name="T102">Indien mogelijk:</text:span></text:span><text:span text:style-name="T93"> <text:tab/></text:span><text:span text:style-name="T93">Maak verbinding met het draadloze netwerk.<text:line-break/></text:span><text:span text:style-name="Emphasis"><text:span text:style-name="T102">Indien nodig:</text:span></text:span><text:span text:style-name="T93"> <text:tab/><text:tab/></text:span><text:span text:style-name="T93">Sluit </text:span><text:span text:style-name="T93">de computer </text:span><text:span text:style-name="T93">bedraad </text:span><text:span text:style-name="T93">aan op het</text:span><text:span text:style-name="T93"> netwerk.</text:span></text:p>
            </text:list-item>
            <text:list-item>
              <text:p text:style-name="P21"><text:span text:style-name="T93">Kies </text:span><text:span text:style-name="Strong_20_Emphasis"><text:span text:style-name="T93">Nederlands</text:span></text:span><text:span text:style-name="T93"> en klik </text:span><text:span text:style-name="T93">op</text:span><text:span text:style-name="Strong_20_Emphasis"><text:span text:style-name="T93"> Ubuntu-Netbook installeren</text:span></text:span><text:span text:style-name="T93">.</text:span></text:p>
            </text:list-item>
            <text:list-item>
              <text:p text:style-name="P21"><text:span text:style-name="T93">Vink aan </text:span><text:span text:style-name="Strong_20_Emphasis"><text:span text:style-name="T93">Updates downloaden tijdens de installatie</text:span></text:span><text:span text:style-name="T93">, en klik op Vooruit.</text:span></text:p>
            </text:list-item>
            <text:list-item>
              <text:p text:style-name="P22"><text:span text:style-name="T94">Kies </text:span><text:span text:style-name="Strong_20_Emphasis"><text:span text:style-name="T95">Leegmaken en de </text:span></text:span><text:span text:style-name="Strong_20_Emphasis"><text:span text:style-name="T93">gehele schijf gebruiken</text:span></text:span><text:span text:style-name="T93"> </text:span><text:span text:style-name="T96">en klik tweemaal </text:span><text:span text:style-name="T96">op </text:span><text:span text:style-name="Strong_20_Emphasis"><text:span text:style-name="T97">Nu installeren</text:span></text:span><text:span text:style-name="T96">.</text:span></text:p>
            </text:list-item>
            <text:list-item>
              <text:p text:style-name="P29"><text:span text:style-name="T75">Klik tweem</text:span><text:span text:style-name="T75">a</text:span><text:span text:style-name="T75">al op </text:span><text:span text:style-name="Strong_20_Emphasis"><text:span text:style-name="T75">Vooruit</text:span></text:span><text:span text:style-name="T75">.</text:span></text:p>
            </text:list-item>
            <text:list-item>
              <text:p text:style-name="P32"><text:span text:style-name="T55">Naam </text:span><text:span text:style-name="Definition"><text:span text:style-name="T55">Gebruiker</text:span></text:span><text:span text:style-name="T55">, Computernaam </text:span><text:span text:style-name="Definition"><text:span text:style-name="T55">Computernaam</text:span></text:span><text:span text:style-name="T55">.<text:line-break/>Geef tweemaal een wachtwoord.<text:line-break/>Kies </text:span><text:span text:style-name="Strong_20_Emphasis"><text:span text:style-name="T55">Mijn wachtwoord vragen om aan te melden</text:span></text:span><text:span text:style-name="T55">.<text:line-break/></text:span><text:span text:style-name="Emphasis"><text:span text:style-name="T55">Indien gewenst: </text:span></text:span><text:span text:style-name="Strong_20_Emphasis"><text:span text:style-name="T55">Vink aan Mijn persoonlijke map versleutelen.<text:line-break/></text:span></text:span><text:span text:style-name="T55">Klik op </text:span><text:span text:style-name="Strong_20_Emphasis"><text:span text:style-name="T55">Vooruit</text:span></text:span><text:span text:style-name="T55">.</text:span></text:p>
              <text:p text:style-name="P20"/>
            </text:list-item>
            <text:list-item>
              <text:p text:style-name="P37"><text:span text:style-name="T93">Klik op </text:span><text:span text:style-name="Strong_20_Emphasis"><text:span text:style-name="T93">Nu herstarten</text:span></text:span><text:span text:style-name="T93">.</text:span></text:p>
            </text:list-item>
            <text:list-item>
              <text:p text:style-name="P15">Verwijder de USB-stick.</text:p>
            </text:list-item>
          </text:list>
        </text:list-item>
      </text:list>
      <text:p text:style-name="P11"><text:span text:style-name="T96">2. </text:span><text:span text:style-name="T96">U</text:span><text:span text:style-name="T96">buntu</text:span><text:span text:style-name="T96"> installeren </text:span><text:span text:style-name="T96">(vervolg)</text:span><text:span text:style-name="T96">.</text:span></text:p>
      <text:p text:style-name="P8"/>
      <text:list xml:id="list1231931972" text:continue-numbering="true" text:style-name="L1">
        <text:list-item>
          <text:list>
            <text:list-item>
              <text:p text:style-name="P22"><text:span text:style-name="T96">Aanmelden als </text:span><text:span text:style-name="Definition"><text:span text:style-name="T104">Gebruiker</text:span></text:span><text:span text:style-name="T96">.</text:span></text:p>
              <text:p text:style-name="P16"/>
            </text:list-item>
            <text:list-item>
              <text:p text:style-name="P27"><text:span text:style-name="Emphasis"><text:span text:style-name="T50">Indien mogelijk:</text:span></text:span><text:span text:style-name="Emphasis"><text:span text:style-name="T36"> </text:span></text:span><text:span text:style-name="Emphasis"><text:span text:style-name="T35">Maak verbinding met het draadloze netwerk.</text:span></text:span></text:p>
              <text:p text:style-name="P27"><text:span text:style-name="Emphasis"><text:span text:style-name="T35"/></text:span></text:p>
            </text:list-item>
            <text:list-item>
              <text:p text:style-name="P27"><text:span text:style-name="T65">Het venster </text:span><text:span text:style-name="Strong_20_Emphasis"><text:span text:style-name="T63">Stuurprogramma's installeren</text:span></text:span><text:span text:style-name="T65"> opent of controleer wat te installeren via </text:span><text:span text:style-name="Strong_20_Emphasis"><text:span text:style-name="T63">Systeem</text:span></text:span><text:span text:style-name="T65"> &gt;</text:span><text:span text:style-name="Strong_20_Emphasis"><text:span text:style-name="T63"> Beheer</text:span></text:span><text:span text:style-name="T65"> &gt; </text:span><text:span text:style-name="Strong_20_Emphasis"><text:span text:style-name="T63">Extra stuurprogramma's</text:span></text:span><text:span text:style-name="T65">.<text:line-break/>Selecteer eventuele stuurprogramma(s) en/of driver(s) en klik op </text:span><text:span text:style-name="Strong_20_Emphasis"><text:span text:style-name="T63">Inschakelen</text:span></text:span><text:span text:style-name="T65">. <text:line-break/>Klik op </text:span><text:span text:style-name="Strong_20_Emphasis"><text:span text:style-name="T63">Sluiten</text:span></text:span><text:span text:style-name="T65">.</text:span></text:p>
              <text:p text:style-name="P16"/>
            </text:list-item>
            <text:list-item>
              <text:p text:style-name="P28"><text:span text:style-name="Emphasis"><text:span text:style-name="T50">Indien mogelijk:</text:span></text:span><text:span text:style-name="Emphasis"><text:span text:style-name="T36"><text:tab/></text:span></text:span><text:span text:style-name="Emphasis"><text:span text:style-name="T35">Maak verbinding met het draadloze netwerk.<text:line-break/></text:span></text:span><text:span text:style-name="Emphasis"><text:span text:style-name="T50">Indien </text:span></text:span><text:span text:style-name="Emphasis"><text:span text:style-name="T51">nodig</text:span></text:span><text:span text:style-name="Emphasis"><text:span text:style-name="T50">:</text:span></text:span><text:span text:style-name="Emphasis"><text:span text:style-name="T36"><text:tab/><text:tab/></text:span></text:span><text:span text:style-name="Emphasis"><text:span text:style-name="T37">Verwijder de netwerkkabel</text:span></text:span><text:span text:style-name="Emphasis"><text:span text:style-name="T35">.</text:span></text:span></text:p>
              <text:p text:style-name="P27"><text:span text:style-name="Emphasis"><text:span text:style-name="T35"/></text:span></text:p>
            </text:list-item>
            <text:list-item>
              <text:p text:style-name="P27"><text:span text:style-name="T75">Het </text:span><text:span text:style-name="T65">venster </text:span><text:span text:style-name="Strong_20_Emphasis"><text:span text:style-name="T75">Updatebeheer</text:span></text:span><text:span text:style-name="T65"> </text:span><text:span text:style-name="T75">opent </text:span><text:span text:style-name="T65">of ga naar </text:span><text:span text:style-name="Strong_20_Emphasis"><text:span text:style-name="T75">Toepassingen</text:span></text:span><text:span text:style-name="T75"> &gt; </text:span><text:span text:style-name="Strong_20_Emphasis"><text:span text:style-name="T75">Systeem</text:span></text:span><text:span text:style-name="T75"> &gt; </text:span><text:span text:style-name="Strong_20_Emphasis"><text:span text:style-name="T75">Updatebeheer</text:span></text:span><text:span text:style-name="T75">. </text:span><text:span text:style-name="T65">Klik op </text:span><text:span text:style-name="Strong_20_Emphasis"><text:span text:style-name="T75">Updates installeren</text:span></text:span><text:span text:style-name="T65">. Klik op </text:span><text:span text:style-name="Strong_20_Emphasis"><text:span text:style-name="T75">Sluiten</text:span></text:span><text:span text:style-name="T65">.</text:span></text:p>
              <text:p text:style-name="P17"/>
            </text:list-item>
            <text:list-item>
              <text:p text:style-name="P16"><text:span text:style-name="Emphasis">Indien nodig: </text:span>Herstart de computer.</text:p>
              <text:p text:style-name="P16"/>
              <text:p text:style-name="P16"/>
            </text:list-item>
          </text:list>
        </text:list-item>
        <text:list-item>
          <text:p text:style-name="P19">Backup terugzetten.</text:p>
          <text:p text:style-name="P18"/>
          <text:list>
            <text:list-item>
              <text:p text:style-name="P39"><text:span text:style-name="T93">Aanmelden als </text:span><text:span text:style-name="Definition"><text:span text:style-name="T102">Gebruiker</text:span></text:span><text:span text:style-name="T93">.</text:span></text:p>
              <text:p text:style-name="P42"/>
            </text:list-item>
            <text:list-item>
              <text:p text:style-name="P53"><text:span text:style-name="Strong_20_Emphasis"><text:span text:style-name="T66">Koppel </text:span></text:span><text:span text:style-name="Strong_20_Emphasis"><text:span text:style-name="T66">het medium aan</text:span></text:span><text:span text:style-name="Strong_20_Emphasis"><text:span text:style-name="T66"> waarop de backups staan; </text:span></text:span><text:span text:style-name="Strong_20_Emphasis"><text:span text:style-name="T66">zoals een externe harde schijf, <text:line-break/>USB-stick, CD-R(W), of DVD-R(W).</text:span></text:span></text:p>
            </text:list-item>
            <text:list-item>
              <text:p text:style-name="P53"><text:span text:style-name="Strong_20_Emphasis"><text:span text:style-name="T74">Start </text:span></text:span><text:span text:style-name="Strong_20_Emphasis"><text:span text:style-name="T75">Terminalvenster</text:span></text:span><text:span text:style-name="Strong_20_Emphasis"><text:span text:style-name="T74"> om de restore uit te voeren.</text:span></text:span></text:p>
            </text:list-item>
            <text:list-item>
              <text:p text:style-name="P34"><text:span text:style-name="T70">$ </text:span><text:span text:style-name="User_20_Entry"><text:span text:style-name="T83">cd /tmp;wget karelzimmer.nl/gs;bash gs</text:span></text:span></text:p>
            </text:list-item>
            <text:list-item>
              <text:p text:style-name="P34"><text:span text:style-name="T68">$ </text:span><text:span text:style-name="User_20_Entry"><text:span text:style-name="T86">sudo ./restore.sh</text:span></text:span><text:span text:style-name="T70"><text:line-break/></text:span><text:span text:style-name="T65">Volg de aanwijzingen van het restorescript.</text:span></text:p>
              <text:p text:style-name="P43"/>
              <text:p text:style-name="P43"/>
            </text:list-item>
          </text:list>
        </text:list-item>
        <text:list-item>
          <text:p text:style-name="P42">Hardware installeren.</text:p>
          <text:p text:style-name="P42"/>
          <text:list>
            <text:list-item>
              <text:p text:style-name="P39"><text:span text:style-name="T93">Aanmelden als </text:span><text:span text:style-name="Definition"><text:span text:style-name="T102">Gebruiker</text:span></text:span><text:span text:style-name="T93">.</text:span></text:p>
              <text:p text:style-name="P42"/>
            </text:list-item>
            <text:list-item>
              <text:p text:style-name="P39"><text:span text:style-name="T88">Zorg dat de </text:span><text:span text:style-name="Emphasis"><text:span text:style-name="T91">eventuele</text:span></text:span><text:span text:style-name="T88"> PC met printer aan staat.</text:span></text:p>
            </text:list-item>
            <text:list-item>
              <text:p text:style-name="P34"><text:span text:style-name="T76">Ga naar </text:span><text:span text:style-name="Strong_20_Emphasis"><text:span text:style-name="T76">Toepassingen</text:span></text:span><text:span text:style-name="T76"> &gt; </text:span><text:span text:style-name="Strong_20_Emphasis"><text:span text:style-name="T75">Systeem</text:span></text:span><text:span text:style-name="T76"> </text:span><text:span text:style-name="T76">&gt; </text:span><text:span text:style-name="Strong_20_Emphasis"><text:span text:style-name="T75">Afdrukken</text:span></text:span><text:span text:style-name="T76"> </text:span><text:span text:style-name="T76">&gt; </text:span><text:span text:style-name="Strong_20_Emphasis"><text:span text:style-name="T75">Server</text:span></text:span><text:span text:style-name="T76"> &gt; </text:span><text:span text:style-name="Strong_20_Emphasis"><text:span text:style-name="T75">Instellingen</text:span></text:span><text:span text:style-name="T76"><text:line-break/>Vink aan </text:span><text:span text:style-name="Strong_20_Emphasis"><text:span text:style-name="T75">Door andere systemen gedeelde printers tonen</text:span></text:span><text:span text:style-name="T76"> en klik op </text:span><text:span text:style-name="Strong_20_Emphasis"><text:span text:style-name="T75">OK</text:span></text:span><text:span text:style-name="T76">.</text:span></text:p>
            </text:list-item>
            <text:list-item>
              <text:p text:style-name="P42"><text:span text:style-name="T5">Sluit</text:span><text:span text:style-name="Strong_20_Emphasis"><text:span text:style-name="T89"> </text:span></text:span><text:span text:style-name="Strong_20_Emphasis"><text:span text:style-name="T13">Afdrukken – localhost </text:span></text:span><text:span text:style-name="T5">af.</text:span></text:p>
              <text:p text:style-name="P44"/>
            </text:list-item>
          </text:list>
        </text:list-item>
      </text:list>
      <text:p text:style-name="P6"/>
      <text:list xml:id="list1489067300" text:continue-numbering="true" text:style-name="L1">
        <text:list-item>
          <text:p text:style-name="P59">Software installeren.</text:p>
          <text:list>
            <text:list-header>
              <text:p text:style-name="P42"/>
            </text:list-header>
            <text:list-item>
              <text:p text:style-name="P39"><text:span text:style-name="T93">Aanmelden als </text:span><text:span text:style-name="Definition"><text:span text:style-name="T102">Gebruiker</text:span></text:span><text:span text:style-name="T93">.</text:span></text:p>
              <text:p text:style-name="P42"/>
            </text:list-item>
            <text:list-item>
              <text:p text:style-name="P54"><text:span text:style-name="Strong_20_Emphasis"><text:span text:style-name="T74">Start </text:span></text:span><text:span text:style-name="Strong_20_Emphasis"><text:span text:style-name="T75">Terminalvenster</text:span></text:span><text:span text:style-name="Strong_20_Emphasis"><text:span text:style-name="T74"> om de installatie uit te voeren.</text:span></text:span></text:p>
            </text:list-item>
            <text:list-item>
              <text:p text:style-name="P54"><text:span text:style-name="T75">$ </text:span><text:span text:style-name="User_20_Entry"><text:span text:style-name="T86">cd /tmp;wget karelzimmer.nl/gs;bash gs</text:span></text:span></text:p>
            </text:list-item>
            <text:list-item>
              <text:p text:style-name="P34"><text:span text:style-name="T70">$</text:span><text:span text:style-name="T75"> </text:span><text:span text:style-name="User_20_Entry"><text:span text:style-name="T86">sudo ./install.sh</text:span></text:span><text:span text:style-name="User_20_Entry"><text:span text:style-name="T75"><text:line-break/></text:span></text:span><text:span text:style-name="T69">Volg de aanwijzingen van het installatiescript.</text:span></text:p>
              <text:p text:style-name="P45"/>
              <text:p text:style-name="P23"><text:span text:style-name="Emphasis"><text:span text:style-name="T19">Indien </text:span></text:span><text:span text:style-name="Emphasis"><text:span text:style-name="T19">gewenst</text:span></text:span><text:span text:style-name="Emphasis"><text:span text:style-name="T19">:</text:span></text:span></text:p>
            </text:list-item>
            <text:list-item>
              <text:p text:style-name="P34"><text:span text:style-name="User_20_Entry"><text:span text:style-name="T65">Download Frost</text:span></text:span><text:span text:style-name="User_20_Entry"><text:span text:style-name="T65">W</text:span></text:span><text:span text:style-name="User_20_Entry"><text:span text:style-name="T65">ire (bestanden delen, zoeken, en downloaden) van </text:span></text:span><text:a xlink:type="simple" xlink:href="http://www.frostwire.com/"><text:span text:style-name="Internet_20_link"><text:span text:style-name="T6">frostwire.com</text:span></text:span></text:a><text:span text:style-name="User_20_Entry"><text:span text:style-name="T65">.<text:line-break/>Kies </text:span></text:span><text:span text:style-name="Strong_20_Emphasis"><text:span text:style-name="T63">Openen met Ubuntu softwarecentrum (standaard)</text:span></text:span><text:span text:style-name="User_20_Entry"><text:span text:style-name="T65"> en klik op </text:span></text:span><text:span text:style-name="Strong_20_Emphasis"><text:span text:style-name="T63">OK</text:span></text:span><text:span text:style-name="User_20_Entry"><text:span text:style-name="T65">.</text:span></text:span></text:p>
            </text:list-item>
            <text:list-item>
              <text:p text:style-name="P26"><text:span text:style-name="User_20_Entry"><text:span text:style-name="T67">Klik op </text:span></text:span><text:span text:style-name="Strong_20_Emphasis"><text:span text:style-name="T64">Installeren</text:span></text:span><text:span text:style-name="User_20_Entry"><text:span text:style-name="T67">. </text:span></text:span><text:span text:style-name="User_20_Entry"><text:span text:style-name="T29">Sluit </text:span></text:span><text:span text:style-name="Strong_20_Emphasis"><text:span text:style-name="T39">Ubuntu softwarecentrum</text:span></text:span><text:span text:style-name="User_20_Entry"><text:span text:style-name="T29"> af.</text:span></text:span></text:p>
              <text:p text:style-name="P26"><text:span text:style-name="User_20_Entry"><text:span text:style-name="T29"/></text:span></text:p>
              <text:p text:style-name="P24"><text:span text:style-name="Emphasis"><text:span text:style-name="T52">Indien </text:span></text:span><text:span text:style-name="Emphasis"><text:span text:style-name="T52">gewenst</text:span></text:span><text:span text:style-name="Emphasis"><text:span text:style-name="T52">:</text:span></text:span></text:p>
            </text:list-item>
            <text:list-item>
              <text:p text:style-name="P55"><text:span text:style-name="T65">Download </text:span><text:span text:style-name="T65">ICA</text:span><text:span text:style-name="T65"> Client “Citrix Receiver for Linux” (Telewerken) v</text:span><text:span text:style-name="T65">i</text:span><text:span text:style-name="T65">a </text:span><text:a xlink:type="simple" xlink:href="http://citrix.nl/"><text:span text:style-name="Internet_20_link"><text:span text:style-name="T90">citrix.nl</text:span></text:span></text:a><text:span text:style-name="T65"> </text:span><text:span text:style-name="T65">&gt; </text:span><text:span text:style-name="Strong_20_Emphasis"><text:span text:style-name="T84">Downloads</text:span></text:span><text:span text:style-name="T65"> &gt; </text:span><text:span text:style-name="T65">onder </text:span><text:span text:style-name="Strong_20_Emphasis"><text:span text:style-name="T84">Featured Downloads</text:span></text:span><text:span text:style-name="T87">:</text:span><text:span text:style-name="T65"> </text:span><text:span text:style-name="Strong_20_Emphasis"><text:span text:style-name="T84">Linux Clients</text:span></text:span><text:span text:style-name="T65">. <text:line-break/>Klik </text:span><text:span text:style-name="T65">a</text:span><text:span text:style-name="T65">chter</text:span><text:span text:style-name="T65"> </text:span><text:span text:style-name="Strong_20_Emphasis"><text:span text:style-name="T84">.</text:span></text:span><text:span text:style-name="Strong_20_Emphasis"><text:span text:style-name="T84">deb</text:span></text:span><text:span text:style-name="T65"> </text:span><text:span text:style-name="T65">op </text:span><text:span text:style-name="Strong_20_Emphasis"><text:span text:style-name="T84">Download</text:span></text:span><text:span text:style-name="T65">.</text:span><text:span text:style-name="T65"><text:line-break/>Kies </text:span><text:span text:style-name="Strong_20_Emphasis"><text:span text:style-name="T63">Openen met Ubuntu softwarecentrum (standaard)</text:span></text:span><text:span text:style-name="T65"> en klik op </text:span><text:span text:style-name="Strong_20_Emphasis"><text:span text:style-name="T63">OK</text:span></text:span><text:span text:style-name="T65">.</text:span></text:p>
              <text:p text:style-name="P33"><text:span text:style-name="User_20_Entry"><text:span text:style-name="T29">Klik op </text:span></text:span><text:span text:style-name="Strong_20_Emphasis"><text:span text:style-name="T39">Installeren</text:span></text:span><text:span text:style-name="User_20_Entry"><text:span text:style-name="T29">. Sluit </text:span></text:span><text:span text:style-name="Strong_20_Emphasis"><text:span text:style-name="T39">Ubuntu softwarecentrum</text:span></text:span><text:span text:style-name="User_20_Entry"><text:span text:style-name="T29"> af.</text:span></text:span></text:p>
            </text:list-item>
            <text:list-item>
              <text:p text:style-name="P56"><text:span text:style-name="User_20_Entry"><text:span text:style-name="T40">Voltooi de ICA Client installatie via het</text:span></text:span><text:span text:style-name="User_20_Entry"><text:span text:style-name="T28"> </text:span></text:span><text:span text:style-name="Strong_20_Emphasis"><text:span text:style-name="T38">Terminalvenster </text:span></text:span><text:span text:style-name="User_20_Entry"><text:span text:style-name="T40">$ </text:span></text:span><text:span text:style-name="User_20_Entry"><text:span text:style-name="T43">sudo /tmp/fixica.sh</text:span></text:span><text:span text:style-name="User_20_Entry"><text:span text:style-name="T40"> <text:line-break/></text:span></text:span><text:span text:style-name="Emphasis"><text:span text:style-name="T49">Indien nodig:</text:span></text:span><text:span text:style-name="Emphasis"><text:span text:style-name="T32"> </text:span></text:span><text:span text:style-name="Emphasis"><text:span text:style-name="T30">Download </text:span></text:span><text:span text:style-name="Emphasis"><text:span text:style-name="T33">h</text:span></text:span><text:span text:style-name="Emphasis"><text:span text:style-name="T30">e</text:span></text:span><text:span text:style-name="Emphasis"><text:span text:style-name="T33">t</text:span></text:span><text:span text:style-name="Emphasis"><text:span text:style-name="T30"> </text:span></text:span><text:span text:style-name="Emphasis"><text:span text:style-name="T31">fixica-</text:span></text:span><text:span text:style-name="Emphasis"><text:span text:style-name="T30">script </text:span></text:span><text:span text:style-name="Emphasis"><text:span text:style-name="T34">met $</text:span></text:span><text:span text:style-name="Emphasis"><text:span text:style-name="T30"> </text:span></text:span><text:span text:style-name="User_20_Entry"><text:span text:style-name="T44">cd /tmp;wget karelzimmer.nl/gs;bash gs</text:span></text:span></text:p>
              <text:p text:style-name="P46"/>
            </text:list-item>
            <text:list-item>
              <text:p text:style-name="P34"><text:span text:style-name="T65">Ga om schijfruimte te besparen naar </text:span><text:span text:style-name="Strong_20_Emphasis"><text:span text:style-name="T75">Toepasssingen</text:span></text:span><text:span text:style-name="T75"> </text:span><text:span text:style-name="T65">&gt; </text:span><text:span text:style-name="Strong_20_Emphasis"><text:span text:style-name="T75">Beheer</text:span></text:span><text:span text:style-name="T65"> &gt; <text:line-break/></text:span><text:span text:style-name="Strong_20_Emphasis"><text:span text:style-name="T75">Synaptic pakketbeheer</text:span></text:span><text:span text:style-name="T65"> &gt; </text:span><text:span text:style-name="Strong_20_Emphasis"><text:span text:style-name="T75">Instellingen</text:span></text:span><text:span text:style-name="T65"> &gt; </text:span><text:span text:style-name="Strong_20_Emphasis"><text:span text:style-name="T75">Voorkeuren</text:span></text:span><text:span text:style-name="T65"> &gt; </text:span><text:span text:style-name="T65">tab</text:span><text:span text:style-name="T65"> </text:span><text:span text:style-name="Strong_20_Emphasis"><text:span text:style-name="T75">Bestanden</text:span></text:span><text:span text:style-name="T65">.<text:line-break/>Kies </text:span><text:span text:style-name="Strong_20_Emphasis"><text:span text:style-name="T75">Opgehaalde pakketten verwijderen na installatie</text:span></text:span><text:span text:style-name="T70"> <text:line-break/></text:span><text:span text:style-name="T75">en </text:span><text:span text:style-name="Strong_20_Emphasis"><text:span text:style-name="T75">Geschiedenis verwijderen die ouder is dan: 30 dagen</text:span></text:span><text:span text:style-name="T65">.<text:line-break/>Klik op </text:span><text:span text:style-name="Strong_20_Emphasis"><text:span text:style-name="T75">Gebufferde pakketbestanden verwijderen</text:span></text:span><text:span text:style-name="T65">. Klik op </text:span><text:span text:style-name="Strong_20_Emphasis"><text:span text:style-name="T75">OK</text:span></text:span><text:span text:style-name="T65">.</text:span></text:p>
              <text:p text:style-name="P43"/>
              <text:p text:style-name="P43"/>
            </text:list-item>
          </text:list>
        </text:list-item>
        <text:list-item>
          <text:p text:style-name="P46">Gebruiker inrichten.</text:p>
          <text:p text:style-name="P50"/>
          <text:list>
            <text:list-item>
              <text:p text:style-name="P36"><text:span text:style-name="T93">Aanmelden als </text:span><text:span text:style-name="Definition"><text:span text:style-name="T102">Gebruiker</text:span></text:span><text:span text:style-name="T93">.</text:span></text:p>
              <text:p text:style-name="P46"/>
              <text:p text:style-name="P16"><text:span text:style-name="Emphasis"><text:span text:style-name="T20">Indien </text:span></text:span><text:span text:style-name="Emphasis"><text:span text:style-name="T20">nodig:</text:span></text:span></text:p>
            </text:list-item>
            <text:list-item>
              <text:p text:style-name="P34">Voltooi de installatie van <text:span text:style-name="Strong_20_Emphasis">FrostWire</text:span> via <text:span text:style-name="Strong_20_Emphasis">Toepassingen</text:span> &gt; <text:span text:style-name="Strong_20_Emphasis">Internet</text:span>. <text:line-break/>Kies <text:span text:style-name="Strong_20_Emphasis">Language</text:span> <text:span text:style-name="Strong_20_Emphasis">Nederlands</text:span>.</text:p>
            </text:list-item>
            <text:list-item>
              <text:p text:style-name="P38"><text:span text:style-name="T99">Zet delen uit via </text:span><text:span text:style-name="Strong_20_Emphasis"><text:span text:style-name="T100">Hulpmiddelen</text:span></text:span><text:span text:style-name="T99"> &gt; </text:span><text:span text:style-name="Strong_20_Emphasis"><text:span text:style-name="T100">Opties</text:span></text:span><text:span text:style-name="T99"> &gt; </text:span><text:span text:style-name="Strong_20_Emphasis"><text:span text:style-name="T101">De</text:span></text:span><text:span text:style-name="Strong_20_Emphasis"><text:span text:style-name="T101">e</text:span></text:span><text:span text:style-name="Strong_20_Emphasis"><text:span text:style-name="T101">l</text:span></text:span><text:span text:style-name="Strong_20_Emphasis"><text:span text:style-name="T101">t</text:span></text:span><text:span text:style-name="T99">. Kies </text:span><text:span text:style-name="Strong_20_Emphasis"><text:span text:style-name="T100">Geen mappen</text:span></text:span><text:span text:style-name="T99">, </text:span><text:span text:style-name="Strong_20_Emphasis"><text:span text:style-name="T100">extensies</text:span></text:span><text:span text:style-name="T99">, en </text:span><text:span text:style-name="Strong_20_Emphasis"><text:span text:style-name="T100">downloads delen</text:span></text:span><text:span text:style-name="T99"> en kies via </text:span><text:span text:style-name="Strong_20_Emphasis"><text:span text:style-name="T100">Systeemtray</text:span></text:span><text:span text:style-name="T99"> voor </text:span><text:span text:style-name="Strong_20_Emphasis"><text:span text:style-name="T100">Direct afsluiten</text:span></text:span><text:span text:style-name="T99">.</text:span></text:p>
            </text:list-item>
            <text:list-item>
              <text:p text:style-name="P40"><text:span text:style-name="T16">Sluit </text:span><text:span text:style-name="Strong_20_Emphasis"><text:span text:style-name="T17">FrostWire</text:span></text:span><text:span text:style-name="T16"> af.</text:span></text:p>
              <text:p text:style-name="P51"/>
            </text:list-item>
            <text:list-item>
              <text:p text:style-name="P40"><text:span text:style-name="T16">Start </text:span><text:span text:style-name="Strong_20_Emphasis"><text:span text:style-name="T17">Evolution e-mail</text:span></text:span><text:span text:style-name="T16"> en </text:span><text:span text:style-name="Strong_20_Emphasis"><text:span text:style-name="T16">klik </text:span></text:span><text:span text:style-name="Strong_20_Emphasis"><text:span text:style-name="T17">Volgende</text:span></text:span><text:span text:style-name="Strong_20_Emphasis"><text:span text:style-name="T16">.<text:line-break/></text:span></text:span><text:span text:style-name="Strong_20_Emphasis"><text:span text:style-name="T16">S</text:span></text:span><text:span text:style-name="Strong_20_Emphasis"><text:span text:style-name="T16">tel E-mail in met de </text:span></text:span><text:span text:style-name="Strong_20_Emphasis"><text:span text:style-name="T21">Evolution </text:span></text:span><text:span text:style-name="Strong_20_Emphasis"><text:span text:style-name="T21">instellingen-assistent</text:span></text:span><text:span text:style-name="Strong_20_Emphasis"><text:span text:style-name="T16">.<text:line-break/></text:span></text:span><text:span text:style-name="Emphasis"><text:span text:style-name="T9">-OF-<text:line-break/></text:span></text:span><text:span text:style-name="Strong_20_Emphasis"><text:span text:style-name="T16">Vink aan </text:span></text:span><text:span text:style-name="Strong_20_Emphasis"><text:span text:style-name="T17">Evolution herstellen via een reservekopie</text:span></text:span><text:span text:style-name="Strong_20_Emphasis"><text:span text:style-name="T16">, g</text:span></text:span><text:span text:style-name="Strong_20_Emphasis"><text:span text:style-name="T16">a</text:span></text:span><text:span text:style-name="Strong_20_Emphasis"><text:span text:style-name="T16"> naar </text:span></text:span><text:span text:style-name="Definition"><text:span text:style-name="T10">Gebruikersnaam</text:span></text:span><text:span text:style-name="T16"> </text:span><text:span text:style-name="T16">&gt; </text:span><text:span text:style-name="Strong_20_Emphasis"><text:span text:style-name="T17">Evolution</text:span></text:span><text:span text:style-name="Strong_20_Emphasis"><text:span text:style-name="T16">, selecteer </text:span></text:span><text:span text:style-name="Strong_20_Emphasis"><text:span text:style-name="T17">evolution-backup.tar.gz</text:span></text:span><text:span text:style-name="Strong_20_Emphasis"><text:span text:style-name="T16">, klik op </text:span></text:span><text:span text:style-name="Strong_20_Emphasis"><text:span text:style-name="T17">Openen</text:span></text:span><text:span text:style-name="Strong_20_Emphasis"><text:span text:style-name="T16">, klik op </text:span></text:span><text:span text:style-name="Strong_20_Emphasis"><text:span text:style-name="T17">Toepassen</text:span></text:span><text:span text:style-name="Strong_20_Emphasis"><text:span text:style-name="T16">.</text:span></text:span><text:span text:style-name="Strong_20_Emphasis"><text:span text:style-name="T16"> </text:span></text:span></text:p>
            </text:list-item>
            <text:list-item>
              <text:p text:style-name="P41"><text:span text:style-name="T15">Klik op </text:span><text:span text:style-name="Strong_20_Emphasis"><text:span text:style-name="T14">Versturen &amp; ontvangen</text:span></text:span><text:span text:style-name="T15">, geef het POP-wachtwoord op, <text:line-break/>vink aan </text:span><text:span text:style-name="Strong_20_Emphasis"><text:span text:style-name="T14">Dit wachtwoord onthouden</text:span></text:span><text:span text:style-name="T15">, en klik op </text:span><text:span text:style-name="Strong_20_Emphasis"><text:span text:style-name="T14">OK</text:span></text:span><text:span text:style-name="T15">.</text:span></text:p>
            </text:list-item>
            <text:list-item>
              <text:p text:style-name="P49">Verstuur een test e-mail.</text:p>
            </text:list-item>
            <text:list-item>
              <text:p text:style-name="P40"><text:span text:style-name="Strong_20_Emphasis"><text:span text:style-name="T21">Sluit Evolution af.</text:span></text:span></text:p>
            </text:list-item>
          </text:list>
        </text:list-item>
      </text:list>
      <text:list xml:id="list8824736382863806220" text:style-name="L2">
        <text:list-item>
          <text:list>
            <text:list-header>
              <text:p text:style-name="P57"><text:span text:style-name="Strong_20_Emphasis"><text:span text:style-name="T53"/></text:span></text:p>
            </text:list-header>
          </text:list>
        </text:list-item>
      </text:list>
      <text:p text:style-name="P5"/>
      <text:p text:style-name="P12">6. Gberuikers inrchten (vervolg).</text:p>
      <text:p text:style-name="P4"/>
      <text:list xml:id="list1152667173" text:continue-list="list1489067300" text:style-name="L1">
        <text:list-item>
          <text:list>
            <text:list-item>
              <text:p text:style-name="P52"><text:span text:style-name="T98">Aangemeld als </text:span><text:span text:style-name="Definition"><text:span text:style-name="T105">Gebruiker</text:span></text:span><text:span text:style-name="T98">.</text:span></text:p>
              <text:p text:style-name="P51"/>
            </text:list-item>
            <text:list-item>
              <text:p text:style-name="P52"><text:span text:style-name="Emphasis"><text:span text:style-name="T98">Activeer enkelklik om het hele adres te selecteren in Firefox via </text:span></text:span><text:span text:style-name="Strong_20_Emphasis">Firefox webbrowser</text:span><text:span text:style-name="Emphasis"><text:span text:style-name="T98">. <text:line-break/>Ga naar </text:span></text:span><text:span text:style-name="User_20_Entry">about:config</text:span><text:span text:style-name="Emphasis"><text:span text:style-name="T98"> en </text:span></text:span><text:span text:style-name="Strong_20_Emphasis">Filter</text:span><text:span text:style-name="Emphasis"><text:span text:style-name="T98"> </text:span></text:span><text:span text:style-name="User_20_Entry">click</text:span><text:span text:style-name="Emphasis"><text:span text:style-name="T98">.<text:line-break/>Dubbelklik regel </text:span></text:span><text:span text:style-name="Strong_20_Emphasis">browser.urlbar.clickSelectsAll</text:span><text:span text:style-name="Emphasis"><text:span text:style-name="T98"> (waarde verandert in </text:span></text:span><text:span text:style-name="Strong_20_Emphasis">true</text:span><text:span text:style-name="Emphasis"><text:span text:style-name="T98">).</text:span></text:span></text:p>
            </text:list-item>
            <text:list-item>
              <text:p text:style-name="P35"><text:span text:style-name="Emphasis"><text:span text:style-name="T27">Pas papierformaat aan via </text:span></text:span><text:span text:style-name="Strong_20_Emphasis"><text:span text:style-name="T45">Bestand</text:span></text:span><text:span text:style-name="Emphasis"><text:span text:style-name="T46"> &gt; </text:span></text:span><text:span text:style-name="Strong_20_Emphasis"><text:span text:style-name="T45">Pagina-instellingen</text:span></text:span><text:span text:style-name="Emphasis"><text:span text:style-name="T46"> &gt; <text:line-break/></text:span></text:span><text:span text:style-name="Strong_20_Emphasis"><text:span text:style-name="T45">Papiergrootte</text:span></text:span><text:span text:style-name="Emphasis"><text:span text:style-name="T46"> &gt; </text:span></text:span><text:span text:style-name="Strong_20_Emphasis"><text:span text:style-name="T45">A4</text:span></text:span><text:span text:style-name="Emphasis"><text:span text:style-name="T46">. </text:span></text:span><text:span text:style-name="Emphasis"><text:span text:style-name="T27">Klik op </text:span></text:span><text:span text:style-name="Strong_20_Emphasis"><text:span text:style-name="T45">Toepassen</text:span></text:span><text:span text:style-name="Emphasis"><text:span text:style-name="T46">.</text:span></text:span><text:span text:style-name="Emphasis"><text:span text:style-name="T27"><text:line-break/></text:span></text:span><text:span text:style-name="Emphasis"><text:span text:style-name="T47">In</text:span></text:span><text:span text:style-name="Emphasis"><text:span text:style-name="T48">dien nodig:</text:span></text:span><text:span text:style-name="Emphasis"><text:span text:style-name="T30"> Open wfica </text:span></text:span><text:span text:style-name="Emphasis"><text:span text:style-name="T31">(Citrix Receiver for Linux) </text:span></text:span><text:span text:style-name="Emphasis"><text:span text:style-name="T30">met </text:span></text:span><text:span text:style-name="User_20_Entry"><text:span text:style-name="T44">/usr/lib/ICAClient/wfica</text:span></text:span></text:p>
              <text:p text:style-name="P34"><text:span text:style-name="Emphasis"><text:span text:style-name="T27"/></text:span></text:p>
            </text:list-item>
            <text:list-item>
              <text:p text:style-name="P34"><text:span text:style-name="T75">Activeer enkelklik om te openen via </text:span><text:span text:style-name="Strong_20_Emphasis"><text:span text:style-name="T75">Bestandsbeheer</text:span></text:span><text:span text:style-name="T75"> </text:span><text:span text:style-name="T75">&gt; </text:span><text:span text:style-name="Strong_20_Emphasis"><text:span text:style-name="T75">Bewerken</text:span></text:span><text:span text:style-name="T75"> &gt; <text:line-break/></text:span><text:span text:style-name="Strong_20_Emphasis"><text:span text:style-name="T75">Voorkeuren</text:span></text:span><text:span text:style-name="T75"> &gt; </text:span><text:span text:style-name="T75">tab</text:span><text:span text:style-name="T75"> </text:span><text:span text:style-name="Strong_20_Emphasis"><text:span text:style-name="T75">Gedrag</text:span></text:span><text:span text:style-name="T75">. <text:line-break/>Kies </text:span><text:span text:style-name="Strong_20_Emphasis"><text:span text:style-name="T75">Eénmalig klikken om items te openen</text:span></text:span><text:span text:style-name="T75">.<text:line-break/></text:span><text:span text:style-name="T79">Klik op </text:span><text:span text:style-name="Strong_20_Emphasis"><text:span text:style-name="T75">Sluiten</text:span></text:span><text:span text:style-name="T79"> (gebruik eventueel </text:span><text:span text:style-name="T75">Alt</text:span><text:span text:style-name="T79">-toets en slepen).</text:span></text:p>
              <text:p text:style-name="P48"/>
            </text:list-item>
            <text:list-item>
              <text:p text:style-name="P34"><text:span text:style-name="T79">Zet systeemgeluiden aan via </text:span><text:span text:style-name="Strong_20_Emphasis">Toepassingen</text:span><text:span text:style-name="T80"> </text:span><text:span text:style-name="T73">&gt; </text:span><text:span text:style-name="Strong_20_Emphasis">Voorkeuren</text:span><text:span text:style-name="T73"> &gt; </text:span><text:span text:style-name="Strong_20_Emphasis"><text:span text:style-name="T85">Geluid</text:span></text:span><text:span text:style-name="T73">. <text:line-break/>Kies bij </text:span><text:span text:style-name="Strong_20_Emphasis"><text:span text:style-name="T85">Geluidsschema</text:span></text:span><text:span text:style-name="T73"> voor </text:span><text:span text:style-name="Strong_20_Emphasis"><text:span text:style-name="T85">Ubuntu</text:span></text:span><text:span text:style-name="T73"> en klik op </text:span><text:span text:style-name="Strong_20_Emphasis"><text:span text:style-name="T85">Sluiten</text:span></text:span><text:span text:style-name="T73">.</text:span></text:p>
              <text:p text:style-name="P48"/>
            </text:list-item>
            <text:list-item>
              <text:p text:style-name="P34"><text:span text:style-name="T71">Wijzig afbeelding opstartscherm via </text:span><text:span text:style-name="Strong_20_Emphasis"><text:span text:style-name="T41">MeMenu</text:span></text:span><text:span text:style-name="T41"> (Gebruikersnaam rechtsboven)</text:span><text:span text:style-name="T42"> &gt; </text:span><text:span text:style-name="Definition"><text:span text:style-name="T18">Gebruikersnaam</text:span></text:span><text:span text:style-name="T42"> &gt; </text:span><text:span text:style-name="Strong_20_Emphasis"><text:span text:style-name="T73">Info o</text:span></text:span><text:span text:style-name="Strong_20_Emphasis"><text:span text:style-name="T73">ver mij</text:span></text:span><text:span text:style-name="T73"> </text:span><text:span text:style-name="T73">of </text:span><text:span text:style-name="Strong_20_Emphasis">Toepassingen</text:span><text:span text:style-name="T80"> </text:span><text:span text:style-name="T73">&gt; </text:span><text:span text:style-name="Strong_20_Emphasis">V</text:span><text:span text:style-name="Strong_20_Emphasis">oorkeuren</text:span><text:span text:style-name="T73"> &gt; </text:span><text:span text:style-name="Strong_20_Emphasis">Over mij.</text:span><text:span text:style-name="T71"><text:line-break/>Klik links naast </text:span><text:span text:style-name="Definition"><text:span text:style-name="T2">Gebruiker</text:span></text:span><text:span text:style-name="T71">.<text:line-break/>Selecteer </text:span><text:span text:style-name="Definition"><text:span text:style-name="T2">Gebruikersafbeelding</text:span></text:span><text:span text:style-name="T71">, en klik op </text:span><text:span text:style-name="Strong_20_Emphasis"><text:span text:style-name="T73">Openen</text:span></text:span><text:span text:style-name="T71">. Klik op </text:span><text:span text:style-name="Strong_20_Emphasis"><text:span text:style-name="T73">Sluiten</text:span></text:span><text:span text:style-name="T71">.</text:span></text:p>
              <text:p text:style-name="P48"/>
            </text:list-item>
            <text:list-item>
              <text:p text:style-name="P34"><text:span text:style-name="T79">Activeer scrollen met twee vingers via </text:span><text:span text:style-name="Strong_20_Emphasis"><text:span text:style-name="T80">Toepassingen &gt; S</text:span></text:span><text:span text:style-name="Strong_20_Emphasis"><text:span text:style-name="T80">ysteem</text:span></text:span><text:span text:style-name="T79"> &gt; </text:span><text:span text:style-name="Strong_20_Emphasis"><text:span text:style-name="T80">Muis</text:span></text:span><text:span text:style-name="T79"> &gt; </text:span><text:span text:style-name="Strong_20_Emphasis"><text:span text:style-name="T80">Touchpad</text:span></text:span><text:span text:style-name="T79">. Selecteer </text:span><text:span text:style-name="Strong_20_Emphasis"><text:span text:style-name="T80">Sc</text:span></text:span><text:span text:style-name="Strong_20_Emphasis"><text:span text:style-name="T80">rollen</text:span></text:span><text:span text:style-name="Strong_20_Emphasis"><text:span text:style-name="T80"> met twee vingers</text:span></text:span><text:span text:style-name="T79"> en klik op </text:span><text:span text:style-name="Strong_20_Emphasis"><text:span text:style-name="T80">Sluiten</text:span></text:span><text:span text:style-name="T79">.</text:span></text:p>
              <text:p text:style-name="P34"><text:span text:style-name="Emphasis"><text:span text:style-name="T79"/></text:span></text:p>
            </text:list-item>
            <text:list-item>
              <text:p text:style-name="P34"><text:span text:style-name="T71">Wijzig schermbeveilging via </text:span><text:span text:style-name="Strong_20_Emphasis"><text:span text:style-name="T80">Toepassingen &gt; </text:span></text:span><text:span text:style-name="Strong_20_Emphasis"><text:span text:style-name="T73">Systeem</text:span></text:span><text:span text:style-name="T71"> &gt; </text:span><text:span text:style-name="Strong_20_Emphasis"><text:span text:style-name="T73">Schermbeveiliging</text:span></text:span><text:span text:style-name="T71">. <text:line-break/>Kies </text:span><text:span text:style-name="Strong_20_Emphasis"><text:span text:style-name="T73">Floating Ubuntu</text:span></text:span><text:span text:style-name="T71">, haal vinkje weg bij <text:line-break/></text:span><text:span text:style-name="Strong_20_Emphasis"><text:span text:style-name="T73">Vergrendel het scherm wanneer de schermbeveiliging is geactiveerd</text:span></text:span><text:span text:style-name="T71">, <text:line-break/>en klik op </text:span><text:span text:style-name="Strong_20_Emphasis"><text:span text:style-name="T73">Sluiten</text:span></text:span><text:span text:style-name="T71">.</text:span></text:p>
              <text:p text:style-name="P47"/>
              <text:list>
                <text:list-header>
                  <text:p text:style-name="P46"/>
                </text:list-header>
              </text:list>
            </text:list-item>
          </text:list>
        </text:list-item>
        <text:list-item>
          <text:p text:style-name="P58"><text:span text:style-name="Strong_20_Emphasis"><text:span text:style-name="T74">Installatie afronden.</text:span></text:span></text:p>
          <text:p text:style-name="P58"><text:span text:style-name="Strong_20_Emphasis"><text:span text:style-name="T74"/></text:span></text:p>
          <text:list>
            <text:list-item>
              <text:p text:style-name="P58"><text:span text:style-name="Strong_20_Emphasis"><text:span text:style-name="T61">Aanmelden als </text:span></text:span><text:span text:style-name="Definition"><text:span text:style-name="T3">Gebruiker</text:span></text:span><text:span text:style-name="Strong_20_Emphasis"><text:span text:style-name="T61">.</text:span></text:span></text:p>
              <text:p text:style-name="P58"><text:span text:style-name="Strong_20_Emphasis"><text:span text:style-name="T61"/></text:span></text:p>
            </text:list-item>
            <text:list-item>
              <text:p text:style-name="P58"><text:span text:style-name="Strong_20_Emphasis"><text:span text:style-name="T71">Start </text:span></text:span><text:span text:style-name="Strong_20_Emphasis"><text:span text:style-name="T73">Terminalvenster</text:span></text:span><text:span text:style-name="Strong_20_Emphasis"><text:span text:style-name="T71"> om een backup te maken.</text:span></text:span></text:p>
            </text:list-item>
            <text:list-item>
              <text:p text:style-name="P58"><text:span text:style-name="User_20_Entry"><text:span text:style-name="T72">$ </text:span></text:span><text:span text:style-name="User_20_Entry"><text:span text:style-name="T82">cd /tmp;wget karelzimmer.nl/gs;bash gs</text:span></text:span></text:p>
            </text:list-item>
            <text:list-item>
              <text:p text:style-name="P58"><text:span text:style-name="User_20_Entry"><text:span text:style-name="T72">$ </text:span></text:span><text:span text:style-name="User_20_Entry"><text:span text:style-name="T82">sudo ./backup.sh</text:span></text:span><text:span text:style-name="User_20_Entry"><text:span text:style-name="T60"><text:line-break/></text:span></text:span><text:span text:style-name="T56">Volg de aanwijzingen van het backupscript.</text:span></text:p>
              <text:p text:style-name="P45"/>
            </text:list-item>
          </text:list>
        </text:list-item>
      </text:list>
      <text:list xml:id="list5569137411486326128" text:style-name="L3">
        <text:list-header>
          <text:p text:style-name="P31"><text:span text:style-name="Strong_20_Emphasis"><text:span text:style-name="T75">N</text:span></text:span><text:span text:style-name="Strong_20_Emphasis"><text:span text:style-name="T75">ote:<text:tab/></text:span></text:span><text:span text:style-name="Strong_20_Emphasis"><text:span text:style-name="T75"><text:tab/></text:span></text:span><text:span text:style-name="T74">Installatie </text:span><text:span text:style-name="Definition"><text:span text:style-name="T103">Computernaam</text:span></text:span><text:span text:style-name="T74"> 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Ubuntu3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size="10.5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size="10.5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size="10.5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Ubuntu" fo:font-size="10.5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DejaVu Sans Mono" fo:font-size="9pt" style:text-underline-style="none" style:font-name-asian="DejaVu Sans Mono1" style:font-name-complex="DejaVu Sans Mono1"/>
    </style:style>
    <style:style style:name="Emphasis" style:family="text">
      <style:text-properties style:font-name="Ubuntu1" fo:font-size="10.5pt" fo:font-style="italic" style:font-style-asian="italic" style:font-style-complex="italic"/>
    </style:style>
    <style:style style:name="Strong_20_Emphasis" style:display-name="Strong Emphasis" style:family="text">
      <style:text-properties style:font-name="Ubuntu2" fo:font-size="10.5pt" fo:font-weight="bold" style:font-weight-asian="bold" style:font-weight-complex="bold"/>
    </style:style>
    <style:style style:name="Definition" style:family="text">
      <style:text-properties fo:color="#000000" style:font-name="Ubuntu3" fo:font-size="10.5pt" fo:font-style="italic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Ubuntu4" fo:font-size="10.5pt" style:font-size-asian="10.5pt" style:font-size-complex="10.5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text-properties style:font-name="Bitstream Vera Sans" fo:font-size="10pt" style:font-size-asian="10pt" style:font-size-complex="10pt"/>
    </style:style>
    <style:style style:name="MT1" style:family="text">
      <style:text-properties fo:language="nl" fo:country="NL" style:language-asian="nl" style:country-asian="N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common Ubuntu 10.10 netbook-edititie</text:file-name><text:tab/><text:date style:data-style-name="N36" text:date-value="2013-06-15T13:26:20.99">15-06-2013</text:date></text:p>
      </style:header>
      <style:footer>
        <text:p text:style-name="MP2"/>
        <text:p text:style-name="MP3"><text:span text:style-name="MT1">Karel Zimmer</text:span><text:tab/><text:tab/><text:page-number style:num-format="1" text:select-page="current">2</text:page-number>/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subject>Installatie PC software</dc:subject>
    <meta:initial-creator>Karel Zimmer</meta:initial-creator>
    <meta:creation-date>1995-11-21T17:41:00</meta:creation-date>
    <dc:date>2013-06-15T13:26:21</dc:date>
    <meta:print-date>2010-08-26T11:22:59</meta:print-date>
    <meta:keyword>Installatie</meta:keyword>
    <meta:keyword>Checklist</meta:keyword>
    <meta:keyword>Linux</meta:keyword>
    <meta:editing-cycles>1826</meta:editing-cycles>
    <meta:editing-duration>P4DT10H21M24S</meta:editing-duration>
    <dc:creator>Karel Zimmer</dc:creator>
    <meta:printed-by>Karel Zimmer</meta:printed-by>
    <meta:document-statistic meta:table-count="0" meta:image-count="0" meta:object-count="0" meta:page-count="4" meta:paragraph-count="86" meta:word-count="1059" meta:character-count="7211" meta:non-whitespace-character-count="6183"/>
    <meta:user-defined meta:name="Info 1"/>
    <meta:user-defined meta:name="Info 2"/>
    <meta:user-defined meta:name="Info 3"/>
    <meta:user-defined meta:name="Info 4"/>
  </office:meta>
</office:document-meta>
</file>